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3.8131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 1" text:anchor-type="as-char" svg:x="0in" svg:y="0in" svg:width="6.3in" svg:height="3.55486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 1" text:anchor-type="as-char" svg:x="0in" svg:y="0in" svg:width="6.3in" svg:height="3.5687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1" text:anchor-type="as-char" svg:x="0in" svg:y="0in" svg:width="5.88384in" svg:height="3.14194in" style:rel-width="scale" style:rel-height="scale"><draw:image xlink:href="media/image4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3-02T03:46:00Z</meta:creation-date>
    <dc:date>2025-03-02T06:23:00Z</dc:date>
    <meta:template xlink:href="Normal.dotm" xlink:type="simple"/>
    <meta:editing-cycles>1</meta:editing-cycles>
    <meta:editing-duration>PT2460S</meta:editing-duration>
    <meta:document-statistic meta:page-count="2" meta:paragraph-count="1" meta:word-count="1" meta:character-count="9" meta:row-count="1" meta:non-whitespace-character-count="9"/>
  </office:meta>
</office:document-meta>
</file>